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Response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ingResponseHandler.render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ResponseIntegrationTests.norma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ingResponseIntegrationTests.parseBody( String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ummyView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.DummyView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Resolver.resolveViewName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ResponseIntegrationTests.handler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ResponseIntegrationTests.filt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ummyView.render( @ Nullable Map &lt; String , ? &gt; model , @ Nullable MediaType contentType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